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Open Sans" svg:font-family="'Open Sans'" style:font-family-generic="swiss"/>
    <style:font-face style:name="Open Sans SemiBold" svg:font-family="'Open Sans SemiBold'" style:font-family-generic="swiss"/>
    <style:font-face style:name="Times New Roman" svg:font-family="'Times New Roman'"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38b91" officeooo:paragraph-rsid="000bc3c0"/>
    </style:style>
    <style:style style:name="P2" style:family="paragraph" style:parent-style-name="Text_20_body">
      <style:text-properties officeooo:rsid="00138b91" officeooo:paragraph-rsid="000bc3c0"/>
    </style:style>
    <style:style style:name="P3" style:family="paragraph" style:parent-style-name="Text_20_body">
      <style:text-properties officeooo:paragraph-rsid="000bc3c0"/>
    </style:style>
    <style:style style:name="P4" style:family="paragraph" style:parent-style-name="Text_20_body">
      <style:text-properties officeooo:rsid="000e037b" officeooo:paragraph-rsid="000e037b"/>
    </style:style>
    <style:style style:name="P5" style:family="paragraph" style:parent-style-name="Text_20_body">
      <style:text-properties officeooo:rsid="000f0a45" officeooo:paragraph-rsid="000f0a45"/>
    </style:style>
    <style:style style:name="P6" style:family="paragraph" style:parent-style-name="Text_20_body">
      <style:text-properties officeooo:rsid="00136418" officeooo:paragraph-rsid="00136418"/>
    </style:style>
    <style:style style:name="P7" style:family="paragraph" style:parent-style-name="Text_20_body">
      <style:text-properties officeooo:rsid="00137210" officeooo:paragraph-rsid="00137210"/>
    </style:style>
    <style:style style:name="P8" style:family="paragraph" style:parent-style-name="Text_20_body">
      <style:text-properties officeooo:rsid="00137210" officeooo:paragraph-rsid="00151e42"/>
    </style:style>
    <style:style style:name="P9" style:family="paragraph" style:parent-style-name="Text_20_body">
      <style:text-properties officeooo:rsid="00151e42" officeooo:paragraph-rsid="00151e42"/>
    </style:style>
    <style:style style:name="P10" style:family="paragraph" style:parent-style-name="Text_20_body">
      <style:text-properties officeooo:rsid="00162162" officeooo:paragraph-rsid="00162162"/>
    </style:style>
    <style:style style:name="P11" style:family="paragraph" style:parent-style-name="Text_20_body">
      <style:text-properties officeooo:rsid="001671e1" officeooo:paragraph-rsid="001671e1"/>
    </style:style>
    <style:style style:name="P12" style:family="paragraph" style:parent-style-name="Text_20_body">
      <style:text-properties officeooo:paragraph-rsid="001671e1"/>
    </style:style>
    <style:style style:name="P13" style:family="paragraph" style:parent-style-name="Heading_20_1">
      <style:text-properties officeooo:paragraph-rsid="000bc3c0"/>
    </style:style>
    <style:style style:name="P14" style:family="paragraph" style:parent-style-name="Heading_20_2">
      <style:text-properties officeooo:paragraph-rsid="000bc3c0"/>
    </style:style>
    <style:style style:name="P15" style:family="paragraph" style:parent-style-name="Text_20_body">
      <style:text-properties officeooo:rsid="000f0a45" officeooo:paragraph-rsid="000f0a45"/>
    </style:style>
    <style:style style:name="P16" style:family="paragraph" style:parent-style-name="Text_20_body">
      <style:text-properties officeooo:rsid="001c7087" officeooo:paragraph-rsid="001c7087"/>
    </style:style>
    <style:style style:name="P17" style:family="paragraph" style:parent-style-name="Text_20_body">
      <style:text-properties officeooo:rsid="001c7087" officeooo:paragraph-rsid="002c4bf1"/>
    </style:style>
    <style:style style:name="P18" style:family="paragraph" style:parent-style-name="Text_20_body">
      <style:paragraph-properties fo:line-height="100%"/>
      <style:text-properties fo:language="en" fo:country="US" officeooo:paragraph-rsid="001c7087" style:font-size-complex="12pt"/>
    </style:style>
    <style:style style:name="P19" style:family="paragraph" style:parent-style-name="Text_20_body">
      <style:text-properties officeooo:rsid="001d8592" officeooo:paragraph-rsid="001d8592"/>
    </style:style>
    <style:style style:name="P20" style:family="paragraph" style:parent-style-name="Text_20_body">
      <style:text-properties officeooo:rsid="001f2299" officeooo:paragraph-rsid="001f2299"/>
    </style:style>
    <style:style style:name="P21" style:family="paragraph" style:parent-style-name="Text_20_body">
      <style:text-properties officeooo:rsid="00232173" officeooo:paragraph-rsid="00232173"/>
    </style:style>
    <style:style style:name="P2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38b91"/>
    </style:style>
    <style:style style:name="T2" style:family="text">
      <style:text-properties officeooo:rsid="000d24d5"/>
    </style:style>
    <style:style style:name="T3" style:family="text">
      <style:text-properties officeooo:rsid="00136418"/>
    </style:style>
    <style:style style:name="T4" style:family="text">
      <style:text-properties officeooo:rsid="0014a59e"/>
    </style:style>
    <style:style style:name="T5" style:family="text">
      <style:text-properties officeooo:rsid="00151e42"/>
    </style:style>
    <style:style style:name="T6" style:family="text">
      <style:text-properties officeooo:rsid="00162162"/>
    </style:style>
    <style:style style:name="T7" style:family="text">
      <style:text-properties officeooo:rsid="001671e1"/>
    </style:style>
    <style:style style:name="T8" style:family="text">
      <style:text-properties officeooo:rsid="001765f1"/>
    </style:style>
    <style:style style:name="T9" style:family="text">
      <style:text-properties officeooo:rsid="001a3d3c"/>
    </style:style>
    <style:style style:name="T10" style:family="text">
      <style:text-properties officeooo:rsid="001d8592"/>
    </style:style>
    <style:style style:name="T11" style:family="text">
      <style:text-properties officeooo:rsid="001e682e"/>
    </style:style>
    <style:style style:name="T12" style:family="text">
      <style:text-properties officeooo:rsid="00208f06"/>
    </style:style>
    <style:style style:name="T13" style:family="text">
      <style:text-properties officeooo:rsid="0021edb8"/>
    </style:style>
    <style:style style:name="T14" style:family="text">
      <style:text-properties officeooo:rsid="0024953f"/>
    </style:style>
    <style:style style:name="T15" style:family="text">
      <style:text-properties officeooo:rsid="002508a8"/>
    </style:style>
    <style:style style:name="T16" style:family="text">
      <style:text-properties officeooo:rsid="0026821f"/>
    </style:style>
    <style:style style:name="T17" style:family="text">
      <style:text-properties officeooo:rsid="00274047"/>
    </style:style>
    <style:style style:name="T18" style:family="text">
      <style:text-properties officeooo:rsid="0027d8cd"/>
    </style:style>
    <style:style style:name="T19" style:family="text">
      <style:text-properties officeooo:rsid="0028fc7e"/>
    </style:style>
    <style:style style:name="T20" style:family="text">
      <style:text-properties officeooo:rsid="002c4bf1"/>
    </style:style>
    <style:style style:name="T21" style:family="text">
      <style:text-properties officeooo:rsid="002e2695"/>
    </style:style>
    <style:style style:name="T22" style:family="text">
      <style:text-properties officeooo:rsid="002ff855"/>
    </style:style>
    <style:style style:name="T23" style:family="text">
      <style:text-properties officeooo:rsid="0030f9b6"/>
    </style:style>
    <style:style style:name="T24" style:family="text">
      <style:text-properties fo:font-variant="normal" fo:text-transform="none" style:use-window-font-color="true" loext:opacity="0%" style:text-outline="false" style:text-line-through-style="none" style:text-line-through-type="none" style:text-position="0% 100%" style:font-name="Ope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Overview</text:h>
      <text:p text:style-name="P1"/>
      <text:h text:style-name="P14" text:outline-level="2"><text:span text:style-name="T1">1. </text:span>Purpose</text:h>
      <text:p text:style-name="P3"/>
      <text:p text:style-name="P4">The model tries to understand what is the impact of the noise pollution in bird mating patterns. </text:p>
      <text:p text:style-name="P2"/>
      <text:h text:style-name="P14" text:outline-level="2"><text:span text:style-name="T1">2. </text:span>Entities, <text:span text:style-name="T1">state variables and scales</text:span></text:h>
      <text:p text:style-name="P4">In the model there are two entities: male and female birds.</text:p>
      <text:p text:style-name="P5">Patches are also entities in the model</text:p>
      <text:p text:style-name="P5">Both females and males have as a state variable their location and a mated status. <text:span text:style-name="T3">In additional males have an average noise variable.</text:span></text:p>
      <text:p text:style-name="P6">Each patch has a noise level.</text:p>
      <text:p text:style-name="P7">The model focuses on the spatial interactions more than time. Hence there is a small spatial resolution of <text:span text:style-name="T17">50 * 50 patches</text:span> and relative short time of () with steps of <text:span text:style-name="T17">100</text:span> which indicates the <text:s/><text:span text:style-name="T17">length of the mating season. Bird movement can however have an higher resolution.</text:span></text:p>
      <text:h text:style-name="P14" text:outline-level="2"><text:span text:style-name="T2">3. </text:span>Process overview and scheduling</text:h>
      <text:p text:style-name="P8">The core process in the model is the attractions of females by the males song. Noise pollution can alter the <text:span text:style-name="T4">effect of song attractions, </text:span><text:span text:style-name="T5">as the noise can make the male song inaudible to females.</text:span></text:p>
      <text:p text:style-name="P8"><text:span text:style-name="T5">When not attracted by any male females moves randomly across the landscape.</text:span><text:span text:style-name="T4"><text:line-break/></text:span><text:span text:style-name="T5">When a female is close to a male it can mate with a certain probability otherwise it will move away and find another male.</text:span></text:p>
      <text:p text:style-name="P9">Males may also move randomly across the lanscape.</text:p>
      <text:p text:style-name="P9">Once females and males are mated they won’t move anymore.</text:p>
      <text:p text:style-name="P9">[Should I write the output is the fraction of mated males?]</text:p>
      <text:h text:style-name="Heading_20_1" text:outline-level="1">Design concepts</text:h>
      <text:p text:style-name="Text_20_body">Basic principles</text:p>
      <text:p text:style-name="P9">In birds songs are a very important aspect to attract mates, however the <text:span text:style-name="T6">environmental noise can produce significant disturbance to this process.</text:span></text:p>
      <text:p text:style-name="P10"><text:soft-page-break/>Mating rejection</text:p>
      <text:p text:style-name="P11">Energy consumptions noise</text:p>
      <text:p text:style-name="Text_20_body">Objectives</text:p>
      <text:p text:style-name="Text_20_body">??</text:p>
      <text:p text:style-name="Text_20_body">Sensing</text:p>
      <text:p text:style-name="P10">The females can sense the sounds in the environment and thus determine the location. <text:span text:style-name="T7">Moreover they can see if a male is in the close proximity.</text:span></text:p>
      <text:p text:style-name="Text_20_body"><office:annotation office:name="__Annotation__931_1357513506" loext:resolved="false"><dc:creator>Simone Massaro</dc:creator><dc:date>2021-08-02T17:16:22.800645559</dc:date><meta:creator-initials>SM</meta:creator-initials><text:p text:style-name="P22"><text:span text:style-name="T24">Isn’t the same of above??</text:span></text:p></office:annotation>Interaction<office:annotation-end office:name="__Annotation__931_1357513506"/></text:p>
      <text:p text:style-name="Text_20_body"/>
      <text:h text:style-name="Heading_20_4" text:outline-level="4">Stochasticity</text:h>
      <text:p text:style-name="P12"><text:span text:style-name="T7">Stochasticity is used often in the models. The initial distribution and the basic movement of birds follows a uniform random distribution.<text:line-break/>The </text:span><text:span text:style-name="T8">ambient noise as well as the mating success are modeled as probabilities, hence </text:span><text:span text:style-name="T9">this also adds stochasticity to the model.</text:span></text:p>
      <text:h text:style-name="Heading_20_1" text:outline-level="1">Details</text:h>
      <text:p text:style-name="Text_20_body"><text:span text:style-name="T9">5. </text:span>Initialisation</text:p>
      <text:p text:style-name="P16">The initial position of the female birds is random, while male <text:span text:style-name="T10">are arranged in a regular grid to take into account that bird are territorial species and hence males location don’t overlap.</text:span></text:p>
      <text:p text:style-name="P16"><text:span text:style-name="T23">The model starts with `n_birds` of males and the same amount of femals, a</text:span>ll birds are initialized as non mated.</text:p>
      <text:p text:style-name="P19">The background noise in each patch is initialized as a reference `background_noise_level` and a distribution (uniform, random, gradient, two-areas).</text:p>
      <text:p text:style-name="P16">6. Input data</text:p>
      <text:p text:style-name="P18">The model does not use input data to represent time-varying processes.</text:p>
      <text:p text:style-name="P16">7. Submodels</text:p>
      <table:table table:name="Table1" table:style-name="Table1">
        <table:table-column table:style-name="Table1.A" table:number-columns-repeated="3"/>
        <table:table-row table:style-name="TableLine93909959218512">
          <table:table-cell table:style-name="Table1.A1" office:value-type="string">
            <text:p text:style-name="Table_20_Contents"/>
          </table:table-cell>
          <table:table-cell table:style-name="Table1.A1" office:value-type="string">
            <text:p text:style-name="Table_20_Contents"/>
          </table:table-cell>
          <table:table-cell table:style-name="Table1.C1" office:value-type="string">
            <text:p text:style-name="Table_20_Contents"/>
          </table:table-cell>
        </table:table-row>
        <table:table-row table:style-name="TableLine93909959218512">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Line93909959218512">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16"/>
      <text:p text:style-name="P17">The most important submodel is the song attraction one. At <text:span text:style-name="T22">every time </text:span>step <text:span text:style-name="T22">each not mated</text:span> females see if there is a si<text:span text:style-name="T10">nging male in </text:span><text:span text:style-name="T11">a</text:span><text:span text:style-name="T10"> `song_radius`. </text:span><text:span text:style-name="T20">However </text:span><text:span text:style-name="T21">even if there is a male singing the female may not hear it due to the `background_noise _level` of the patch. The </text:span><text:soft-page-break/><text:span text:style-name="T21">probability of not hearing the male is equal to the noise level, which is modeled to be from 0 to 1.</text:span></text:p>
      <text:p text:style-name="P17"><text:span text:style-name="T11">In case </text:span><text:span text:style-name="T22">the female </text:span><text:span text:style-name="T11">can hear the song of at least one male it selects the closest one, as it is assumed that the </text:span><text:span text:style-name="T21">s</text:span><text:span text:style-name="T11">ong intensity would be stronger, and change its direction to face the male.</text:span></text:p>
      <text:p text:style-name="P17"><text:span text:style-name="T22">I</text:span><text:span text:style-name="T20">f there are </text:span><text:span text:style-name="T11">are no males </text:span><text:span text:style-name="T22">or they cannot be heard due to the noise </text:span><text:span text:style-name="T11">females change direction to a random value between 0 and 180°. The reason why it doesn’t range between 0-360 is to avoid that females oscillates around the same point, instead with a 0-180 they can move forward while still exploring the surrounding area.</text:span></text:p>
      <text:p text:style-name="P20"><text:span text:style-name="T22">Successively </text:span>females make a step of length `step_length` forward, which depending of the previously set direction be either towards a male or in a random direction.</text:p>
      <text:p text:style-name="P20">Then there is the mating submodel, if a female is within a `step_length` distance within a male it can mate with a probability of `mating_probability`. <text:span text:style-name="T12">In case they mate the status of both birds will be set to mated, the male will stop singing and their behavior won’t be modeled anymore. In the scenario that the female decides not to mate it will immediately move away with a distance of `song_radius` + 2 * `step_length`. This is an approximation that may not be completely realistic but it is need to move the female from the male that doesn’t want to mate </text:span><text:span text:style-name="T13">far enough, so that at the next step it doesn’t get attracted again by the male song.</text:span></text:p>
      <text:p text:style-name="P21">The males are then modeled, <text:span text:style-name="T14">at each time step they move </text:span><text:span text:style-name="T15">in a random direction (0-360) with half the `step_length`. This reduced step length </text:span><text:span text:style-name="T16">and the random direction from 0-360 allows the male to move, thus exploring new patches which may a different background noise but still </text:span><text:span text:style-name="T17">remaining close to their initial position. The amount of background noise </text:span><text:span text:style-name="T18">in the patch </text:span><text:span text:style-name="T17">where a male </text:span><text:span text:style-name="T18">is located is stored and used to calculate an average noise </text:span><text:span text:style-name="T19">that a male have been exposed to.</text:span></text:p>
      <text:p text:style-name="P21"/>
      <text:p text:style-name="P21"/>
      <text:p text:style-name="P21"/>
      <text:p text:style-name="P21"/>
      <text:p text:style-name="P21"/>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Open Sans" svg:font-family="'Open Sans'" style:font-family-generic="swiss"/>
    <style:font-face style:name="Open Sans SemiBold" svg:font-family="'Open Sans SemiBold'" style:font-family-generic="swiss"/>
    <style:font-face style:name="Times New Roman" svg:font-family="'Times New Roman'"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Open Sans" fo:font-size="11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Open Sans" fo:font-size="11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Open Sans SemiBold" fo:font-family="'Open Sans SemiBold'" style:font-family-generic="swiss"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Open Sans" fo:font-family="'Open Sans'" style:font-family-generic="swiss" fo:font-size="12pt"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style:font-name="Open Sans" fo:font-family="'Open Sans'"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font-size="12pt" style:font-size-asian="12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Formatvorlage_20_Block_20_Zeilenabstand_3a__20__20_15_20_Zeilen" style:display-name="Formatvorlage Block Zeilenabstand:  15 Zeilen" style:family="paragraph" style:parent-style-name="Standard">
      <style:paragraph-properties fo:margin-top="0in" fo:margin-bottom="0.1665in" style:contextual-spacing="false" fo:line-height="200%" fo:text-align="justify" style:justify-single-word="false"/>
      <style:text-properties fo:font-size="12pt" style:font-size-asian="12pt" style:font-size-complex="10pt"/>
    </style:style>
    <style:style style:name="Formatvorlage_20_Block_20_Nach_3a__20__20_6_20_pt_20_Zeilenabstand_3a__20__20_15_20_Zeilen" style:display-name="Formatvorlage Block Nach:  6 pt Zeilenabstand:  15 Zeilen" style:family="paragraph" style:parent-style-name="Standard">
      <style:paragraph-properties fo:margin-top="0in" fo:margin-bottom="0.0835in" style:contextual-spacing="false" fo:line-height="200%" fo:text-align="justify" style:justify-single-word="false"/>
      <style:text-properties fo:font-size="12pt" style:font-size-asian="12pt" style:font-size-complex="10pt"/>
    </style:style>
    <style:style style:name="Standard_20_MS" style:display-name="Standard MS" style:family="paragraph" style:parent-style-name="Standard">
      <style:paragraph-properties fo:margin-top="0in" fo:margin-bottom="0.1665in" style:contextual-spacing="false" fo:line-height="200%" fo:text-align="justify" style:justify-single-word="false"/>
      <style:text-properties fo:font-size="12pt" fo:language="en" fo:country="GB"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rmatvorlage_20_Zeilenabstand_3a__20__20_15_20_Zeilen" style:display-name="Formatvorlage Zeilenabstand:  15 Zeilen" style:family="paragraph" style:parent-style-name="Standard">
      <style:paragraph-properties fo:margin-top="0in" fo:margin-bottom="0.1665in" style:contextual-spacing="false" fo:line-height="150%" fo:text-align="justify" style:justify-single-word="false"/>
      <style:text-properties fo:font-size="12pt" style:font-size-asian="12pt" style:font-size-complex="10pt"/>
    </style:style>
    <style:style style:name="Footnote" style:family="paragraph" style:parent-style-name="Standard" style:class="extra">
      <style:paragraph-properties fo:margin-top="0in" fo:margin-bottom="0.1665in" style:contextual-spacing="false"/>
      <style:text-properties fo:font-size="10pt" style:font-size-asian="10pt" style:font-size-complex="10pt"/>
    </style:style>
    <style:style style:name="Formatvorlage_20_Überschrift_20_1_20__2b__20_Nicht_20_Kapitälchen" style:display-name="Formatvorlage Überschrift 1 + Nicht Kapitälchen" style:family="paragraph" style:parent-style-name="Heading_20_1" style:default-outline-level="" style:list-style-name="">
      <style:paragraph-properties fo:line-height="200%"/>
      <style:text-properties fo:font-variant="small-caps" style:font-name="Times New Roman" fo:font-family="'Times New Roman'" style:font-family-generic="roman" style:font-pitch="variable" fo:font-size="14pt" fo:font-weight="normal" style:font-size-asian="14pt" style:font-weight-asian="normal"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Page_20_Number" style:display-name="Page Number" style:family="text" style:parent-style-name="Absatz-Standardschriftart"/>
    <style:style style:name="Kommentarzeichen" style:family="text" style:parent-style-name="Absatz-Standardschriftart">
      <style:text-properties fo:font-size="8pt" style:font-size-asian="8pt" style:font-name-complex="Times New Roman" style:font-family-complex="'Times New Roman'" style:font-family-generic-complex="roman" style:font-pitch-complex="variable" style:font-size-complex="8pt"/>
    </style:style>
    <style:style style:name="Footnote_20_Symbol" style:display-name="Footnote Symbol" style:family="text" style:parent-style-name="Absatz-Standardschriftart">
      <style:text-properties style:text-position="super 58%" style:font-name-complex="Times New Roman" style:font-family-complex="'Times New Roman'" style:font-family-generic-complex="roman" style:font-pitch-complex="variable"/>
    </style:style>
    <style:style style:name="Absatz-Standardschriftart" style:family="text"/>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font-size-complex="12pt"/>
    </style:style>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style style:name="WW8Num5z0"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4z0" style:family="text"/>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2z0" style:family="text"/>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suffix="."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2z3"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z4" style:num-suffix="."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z5" style:num-suffix="."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2z6" style:num-suffix="."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z7" style:num-suffix="."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z8" style:num-suffix="."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8T12:19:36.048989368</meta:creation-date>
    <meta:generator>LibreOffice/7.1.5.2$Linux_X86_64 LibreOffice_project/85f04e9f809797b8199d13c421bd8a2b025d52b5</meta:generator>
    <dc:date>2021-08-03T11:46:30.070703401</dc:date>
    <dc:creator>Simone Massaro</dc:creator>
    <meta:editing-duration>PT2H43M37S</meta:editing-duration>
    <meta:editing-cycles>18</meta:editing-cycles>
    <meta:document-statistic meta:table-count="1" meta:image-count="0" meta:object-count="0" meta:page-count="3" meta:paragraph-count="41" meta:word-count="812" meta:character-count="4672" meta:non-whitespace-character-count="3899"/>
  </office:meta>
</office:document-meta>
</file>